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5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2.7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958in" table:align="left"/>
    </style:style>
    <style:style style:name="Table2.A" style:family="table-column">
      <style:table-column-properties style:column-width="1.0451in"/>
    </style:style>
    <style:style style:name="Table2.B" style:family="table-column">
      <style:table-column-properties style:column-width="0.7917in"/>
    </style:style>
    <style:style style:name="Table2.C" style:family="table-column">
      <style:table-column-properties style:column-width="1.0396in"/>
    </style:style>
    <style:style style:name="Table2.D" style:family="table-column">
      <style:table-column-properties style:column-width="1.919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2" style:family="paragraph" style:parent-style-name="Text_20_body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3" style:family="paragraph" style:parent-style-name="Text_20_body">
      <style:paragraph-properties fo:line-height="100%"/>
      <style:text-properties officeooo:paragraph-rsid="000b94b4"/>
    </style:style>
    <style:style style:name="P4" style:family="paragraph" style:parent-style-name="Table_20_Heading">
      <style:paragraph-properties fo:line-height="100%"/>
      <style:text-properties style:font-name="Gayathri Thin"/>
    </style:style>
    <style:style style:name="P5" style:family="paragraph" style:parent-style-name="Heading_20_2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fdd3e" officeooo:paragraph-rsid="000fdd3e" style:font-size-asian="12pt" style:font-weight-asian="normal" style:font-size-complex="12pt" style:font-weight-complex="normal"/>
    </style:style>
    <style:style style:name="P6" style:family="paragraph" style:parent-style-name="Quotations">
      <style:paragraph-properties fo:line-height="100%"/>
      <style:text-properties style:font-name="Gayathri Thin"/>
    </style:style>
    <style:style style:name="P7" style:family="paragraph" style:parent-style-name="Heading_20_3">
      <style:paragraph-properties fo:line-height="100%" fo:text-align="center" style:justify-single-word="false"/>
      <style:text-properties style:font-name="Gayathri Thin" fo:font-size="12pt" officeooo:paragraph-rsid="000b94b4" fo:background-color="#ffff00" style:font-size-asian="12pt" style:font-size-complex="12pt"/>
    </style:style>
    <style:style style:name="P8" style:family="paragraph" style:parent-style-name="Heading_20_3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9" style:family="paragraph" style:parent-style-name="Heading_20_3">
      <style:paragraph-properties fo:line-height="100%"/>
      <style:text-properties style:font-name="Gayathri Thin"/>
    </style:style>
    <style:style style:name="P10" style:family="paragraph" style:parent-style-name="Heading_20_3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fdd3e" officeooo:paragraph-rsid="000fdd3e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line-height="100%"/>
    </style:style>
    <style:style style:name="P12" style:family="paragraph" style:parent-style-name="Preformatted_20_Text">
      <style:paragraph-properties fo:line-height="100%"/>
      <style:text-properties style:font-name="Gayathri Thin"/>
    </style:style>
    <style:style style:name="P13" style:family="paragraph" style:parent-style-name="Preformatted_20_Text">
      <style:paragraph-properties fo:margin-top="0in" fo:margin-bottom="0.1965in" style:contextual-spacing="false" fo:line-height="100%"/>
      <style:text-properties style:font-name="Gayathri Thin"/>
    </style:style>
    <style:style style:name="P14" style:family="paragraph" style:parent-style-name="Preformatted_20_Text">
      <style:paragraph-properties fo:line-height="100%"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line-height="100%"/>
      <style:text-properties style:font-name="Gayathri Thin" fo:font-size="12pt" style:font-size-asian="12pt" style:font-size-complex="12pt"/>
    </style:style>
    <style:style style:name="P16" style:family="paragraph" style:parent-style-name="Preformatted_20_Text">
      <style:paragraph-properties fo:line-height="100%" fo:text-align="center" style:justify-single-word="false"/>
      <style:text-properties style:font-name="Gayathri Thin" fo:font-size="12pt" style:font-size-asian="12pt" style:font-size-complex="12pt"/>
    </style:style>
    <style:style style:name="P17" style:family="paragraph" style:parent-style-name="Preformatted_20_Text">
      <style:paragraph-properties fo:line-height="100%"/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Preformatted_20_Text">
      <style:paragraph-properties fo:line-height="100%"/>
      <style:text-properties style:font-name="Gayathri Thin" fo:font-size="12pt" fo:font-style="italic" fo:font-weight="bold" fo:background-color="#ffff00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line-height="100%"/>
      <style:text-properties style:font-name="Gayathri Thin" fo:font-size="12pt" fo:font-style="italic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line-height="100%"/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line-height="100%"/>
      <style:text-properties style:font-name="Gayathri Thin" fo:font-size="12pt" fo:font-weight="bold" fo:background-color="#ffff00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able_20_Contents">
      <style:paragraph-properties fo:line-height="100%"/>
      <style:text-properties style:font-name="Gayathri Thin"/>
    </style:style>
    <style:style style:name="P24" style:family="paragraph" style:parent-style-name="Text_20_body" style:list-style-name="L1">
      <style:paragraph-properties fo:line-height="100%"/>
      <style:text-properties officeooo:paragraph-rsid="000b94b4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ext_20_body" style:list-style-name="L2">
      <style:paragraph-properties fo:line-height="100%"/>
    </style:style>
    <style:style style:name="P27" style:family="paragraph" style:parent-style-name="Text_20_body" style:list-style-name="L3">
      <style:paragraph-properties fo:line-height="100%"/>
    </style:style>
    <style:style style:name="P28" style:family="paragraph" style:parent-style-name="Text_20_body" style:list-style-name="L4">
      <style:paragraph-properties fo:line-height="100%"/>
    </style:style>
    <style:style style:name="P29" style:family="paragraph" style:parent-style-name="Text_20_body" style:list-style-name="L1">
      <style:paragraph-properties fo:line-height="100%"/>
      <style:text-properties style:font-name="Gayathri Thin" fo:font-size="12pt" officeooo:paragraph-rsid="000d35cb" style:font-size-asian="12pt" style:font-size-complex="12pt"/>
    </style:style>
    <style:style style:name="P30" style:family="paragraph" style:parent-style-name="Text_20_body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31" style:family="paragraph" style:parent-style-name="Text_20_body" style:list-style-name="L3">
      <style:paragraph-properties fo:line-height="100%"/>
      <style:text-properties style:font-name="Gayathri Thin"/>
    </style:style>
    <style:style style:name="P32" style:family="paragraph" style:parent-style-name="Text_20_body">
      <style:paragraph-properties fo:line-height="100%" fo:text-align="center" style:justify-single-word="false"/>
      <style:text-properties fo:color="#c9211e" loext:opacity="100%" style:font-name="Gayathri Thin" fo:font-size="14pt" fo:font-weight="bold" officeooo:paragraph-rsid="000d35cb" fo:background-color="#ffff00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fdd3e" officeooo:paragraph-rsid="000fdd3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fdd3e" officeooo:paragraph-rsid="000fdd3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00%" fo:text-align="center" style:justify-single-word="false"/>
      <style:text-properties style:font-name="Gayathri Thin" fo:font-size="12pt" officeooo:paragraph-rsid="000fdd3e" style:font-size-asian="12pt" style:font-size-complex="12pt"/>
    </style:style>
    <style:style style:name="P36" style:family="paragraph" style:parent-style-name="Text_20_body">
      <style:paragraph-properties fo:line-height="100%"/>
      <style:text-properties style:font-name="Gayathri Th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Gayathri Thin"/>
    </style:style>
    <style:style style:name="T6" style:family="text">
      <style:text-properties style:font-name="Gayathri Thin" fo:font-style="italic" style:font-style-asian="italic" style:font-style-complex="italic"/>
    </style:style>
    <style:style style:name="T7" style:family="text">
      <style:text-properties fo:color="#c9211e" loext:opacity="100%" fo:font-weight="bold" officeooo:rsid="000fdd3e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Gayathri Thin"/>
    </style:style>
    <style:style style:name="T14" style:family="text">
      <style:text-properties style:font-name="Gayathri Thin" fo:background-color="#ffff00" loext:char-shading-value="0"/>
    </style:style>
    <style:style style:name="T15" style:family="text">
      <style:text-properties style:font-name="Gayathri Thin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Gayathri Thin" fo:font-style="italic" fo:font-weight="bold" fo:background-color="#ffa6a6" loext:char-shading-value="0" style:font-style-asian="italic" style:font-weight-asian="bold" style:font-style-complex="italic" style:font-weight-complex="bold"/>
    </style:style>
    <style:style style:name="T17" style:family="text">
      <style:text-properties style:font-name="Gayathri Thin" fo:font-style="italic" fo:font-weight="bold" fo:background-color="#ffa6a6" loext:char-shading-value="0" style:font-style-asian="italic" style:font-weight-asian="bold" style:font-style-complex="italic" style:font-weight-complex="bold"/>
    </style:style>
    <style:style style:name="T18" style:family="text">
      <style:text-properties style:font-name="Gayathri Thin" fo:font-style="italic" style:font-style-asian="italic" style:font-style-complex="italic"/>
    </style:style>
    <style:style style:name="T19" style:family="text">
      <style:text-properties style:font-name="Gayathri Thin" fo:font-style="normal" style:font-style-asian="normal" style:font-style-complex="normal"/>
    </style:style>
    <style:style style:name="T20" style:family="text">
      <style:text-properties style:font-name="Gayathri Thin" fo:font-style="normal" fo:font-weight="bold" fo:background-color="#ffa6a6" loext:char-shading-value="0" style:font-style-asian="normal" style:font-weight-asian="bold" style:font-style-complex="normal" style:font-weight-complex="bold"/>
    </style:style>
    <style:style style:name="T21" style:family="text">
      <style:text-properties style:font-name="Gayathri Thin" fo:font-style="normal" fo:background-color="#ffa6a6" loext:char-shading-value="0" style:font-style-asian="normal" style:font-style-complex="normal"/>
    </style:style>
    <style:style style:name="T22" style:family="text">
      <style:text-properties style:font-name="Gayathri Thin" fo:font-style="normal" fo:background-color="#ffa6a6" loext:char-shading-value="0" style:font-style-asian="normal" style:font-style-complex="normal"/>
    </style:style>
    <style:style style:name="T23" style:family="text">
      <style:text-properties style:font-name="Gayathri Thin" fo:font-weight="bold" fo:background-color="#ffa6a6" loext:char-shading-value="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s’è JavaScript</text:p>
      <text:p text:style-name="P15">JavaScript è un linguaggio di programmazione:</text:p>
      <text:p text:style-name="P15">- creato per aggiungere interattività alle pagine web.</text:p>
      <text:p text:style-name="P15">- eseguito direttamente nel browser (ma può anche essere usato lato server con Node.js).</text:p>
      <text:p text:style-name="P15">- è interpretabile, dinamico e basato sugli oggetti.</text:p>
      <text:p text:style-name="P15">- segue il paradigma event-driven e supporta la programmazione funzionale e orientata agli oggetti.</text:p>
      <text:p text:style-name="P17">Quando diciamo che JavaScript segue il paradigma event-driven e supporta la programmazione funzionale e orientata agli oggetti, stiamo parlando di modi diversi in cui si può scrivere e organizzare il codice in JavaScript</text:p>
      <text:p text:style-name="P15"/>
      <text:p text:style-name="P16"><text:s/><text:span text:style-name="T1">Paradigma event-driven (guidato dagli eventi)</text:span></text:p>
      <text:p text:style-name="P15">Significa che il codice JavaScript può essere scritto per reagire a eventi che avvengono nel browser o nell’ambiente di esecuzione.</text:p>
      <text:p text:style-name="P15">Un evento è un'azione o un'accadimento che si verifica nel sistema, ad esempio:</text:p>
      <text:p text:style-name="P15">-un click su un pulsante</text:p>
      <text:p text:style-name="P15">-la pressione di un tasto sulla tastiera</text:p>
      <text:p text:style-name="P15">-il caricamento di una pagina</text:p>
      <text:p text:style-name="P15">-l’arrivo di una risposta da un server</text:p>
      <text:p text:style-name="P15"><text:s/><text:span text:style-name="T4">Come si reagisce a un evento?</text:span></text:p>
      <text:p text:style-name="P15">Con una funzione di callback, cioè una funzione che viene "richiamata" quando l'evento accade.</text:p>
      <text:p text:style-name="P15">EX:</text:p>
      <text:p text:style-name="P15">document.getElementById("btn").addEventListener("click", function () {</text:p>
      <text:p text:style-name="P15"><text:s text:c="2"/>alert("Hai cliccato il pulsante!");</text:p>
      <text:p text:style-name="P15">});</text:p>
      <text:p text:style-name="P15"/>
      <text:p text:style-name="P17">PROGRAMMAZIONE FUNZIONALE (functional programming)</text:p>
      <text:p text:style-name="P15">È un modo di scrivere codice basato su funzioni pure, immutabilità e composizione.</text:p>
      <text:p text:style-name="P15">Caratteristiche principali:</text:p>
      <text:p text:style-name="P15">Le funzioni sono cittadini di prima classe: puoi assegnarle a variabili, passarle come argomenti, restituirle da altre funzioni.</text:p>
      <text:p text:style-name="P15">Niente effetti collaterali: una funzione dovrebbe dipendere solo dai suoi input ed essere prevedibile.</text:p>
      <text:p text:style-name="P15"/>
      <text:p text:style-name="P19">Immutabilità: evitare di modificare i dati esistenti, preferendo crearne di nuovi.</text:p>
      <text:p text:style-name="P15">ex:</text:p>
      <text:p text:style-name="P15">const raddoppia = x =&gt; x * 2;</text:p>
      <text:p text:style-name="P15"/>
      <text:p text:style-name="P15">const numeri = [1, 2, 3];</text:p>
      <text:p text:style-name="P15">const raddoppiati = numeri.map(raddoppia); // [2, 4, 6]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Tipo</text:p>
            </table:table-cell>
            <table:table-cell table:style-name="Table1.A1" office:value-type="string">
              <text:p text:style-name="P4">Esempio</text:p>
            </table:table-cell>
            <table:table-cell table:style-name="Table1.A1" office:value-type="string">
              <text:p text:style-name="P4">Spiegazione</text:p>
            </table:table-cell>
          </table:table-row>
        </table:table-header-rows>
        <table:table-row>
          <table:table-cell table:style-name="Table1.A1" office:value-type="string">
            <text:p text:style-name="P22"><text:span text:style-name="Source_20_Text"><text:span text:style-name="T5">number</text:span></text:span></text:p>
          </table:table-cell>
          <table:table-cell table:style-name="Table1.A1" office:value-type="string">
            <text:p text:style-name="P22"><text:span text:style-name="Source_20_Text"><text:span text:style-name="T5">42</text:span></text:span><text:span text:style-name="T5">, </text:span><text:span text:style-name="Source_20_Text"><text:span text:style-name="T5">3.14</text:span></text:span></text:p>
          </table:table-cell>
          <table:table-cell table:style-name="Table1.A1" office:value-type="string">
            <text:p text:style-name="P23">Numeri interi o decimali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string</text:span></text:span></text:p>
          </table:table-cell>
          <table:table-cell table:style-name="Table1.A1" office:value-type="string">
            <text:p text:style-name="P22"><text:span text:style-name="Source_20_Text"><text:span text:style-name="T5">"ciao"</text:span></text:span></text:p>
          </table:table-cell>
          <table:table-cell table:style-name="Table1.A1" office:value-type="string">
            <text:p text:style-name="P23">Testo racchiuso tra virgolette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boolean</text:span></text:span></text:p>
          </table:table-cell>
          <table:table-cell table:style-name="Table1.A1" office:value-type="string">
            <text:p text:style-name="P22"><text:span text:style-name="Source_20_Text"><text:span text:style-name="T5">true</text:span></text:span><text:span text:style-name="T5">, </text:span><text:span text:style-name="Source_20_Text"><text:span text:style-name="T5">false</text:span></text:span></text:p>
          </table:table-cell>
          <table:table-cell table:style-name="Table1.A1" office:value-type="string">
            <text:p text:style-name="P23">Valori logici: vero o falso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null</text:span></text:span></text:p>
          </table:table-cell>
          <table:table-cell table:style-name="Table1.A1" office:value-type="string">
            <text:p text:style-name="P22"><text:span text:style-name="Source_20_Text"><text:span text:style-name="T5">null</text:span></text:span></text:p>
          </table:table-cell>
          <table:table-cell table:style-name="Table1.A1" office:value-type="string">
            <text:p text:style-name="P23">Assenza intenzionale di valore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undefined</text:span></text:span></text:p>
          </table:table-cell>
          <table:table-cell table:style-name="Table1.A1" office:value-type="string">
            <text:p text:style-name="P22"><text:span text:style-name="Source_20_Text"><text:span text:style-name="T5">undefined</text:span></text:span></text:p>
          </table:table-cell>
          <table:table-cell table:style-name="Table1.A1" office:value-type="string">
            <text:p text:style-name="P23">Variabile dichiarata ma non inizializzata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symbol</text:span></text:span></text:p>
          </table:table-cell>
          <table:table-cell table:style-name="Table1.A1" office:value-type="string">
            <text:p text:style-name="P22"><text:span text:style-name="Source_20_Text"><text:span text:style-name="T5">Symbol('x')</text:span></text:span></text:p>
          </table:table-cell>
          <table:table-cell table:style-name="Table1.A1" office:value-type="string">
            <text:p text:style-name="P23">Identificatore univoco e immutabile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5">bigint</text:span></text:span></text:p>
          </table:table-cell>
          <table:table-cell table:style-name="Table1.A1" office:value-type="string">
            <text:p text:style-name="P22"><text:span text:style-name="Source_20_Text"><text:span text:style-name="T5">123n</text:span></text:span></text:p>
          </table:table-cell>
          <table:table-cell table:style-name="Table1.A1" office:value-type="string">
            <text:p text:style-name="P23">Numeri interi di grandezza arbitraria</text:p>
          </table:table-cell>
        </table:table-row>
      </table:table>
      <text:p text:style-name="P15"/>
      <text:p text:style-name="P20">TIPO DI DATO COMPLESSO:</text:p>
      <text:p text:style-name="P18">OGGETTI</text:p>
      <text:p text:style-name="P18">ARRAY</text:p>
      <text:p text:style-name="P15"/>
      <text:p text:style-name="P19">oggetto:</text:p>
      <text:p text:style-name="P15">let persona = {</text:p>
      <text:p text:style-name="P15"><text:s text:c="2"/>nome: "Luca",</text:p>
      <text:p text:style-name="P15"><text:s text:c="2"/>età: 30,</text:p>
      <text:p text:style-name="P15"><text:s text:c="2"/>saluta: function() {</text:p>
      <text:p text:style-name="P15"><text:s text:c="4"/>console.log("Ciao!");</text:p>
      <text:p text:style-name="P15"><text:s text:c="2"/>}</text:p>
      <text:p text:style-name="P15">};</text:p>
      <text:p text:style-name="P15"/>
      <text:p text:style-name="P15"><text:span text:style-name="T3">Array</text:span>: --&gt; lista</text:p>
      <text:p text:style-name="P15">let colori = ["rosso", "verde", "blu"];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Parola chiave</text:p>
            </table:table-cell>
            <table:table-cell table:style-name="Table2.A1" office:value-type="string">
              <text:p text:style-name="P4">Ambito</text:p>
            </table:table-cell>
            <table:table-cell table:style-name="Table2.A1" office:value-type="string">
              <text:p text:style-name="P4">Riassegnabile</text:p>
            </table:table-cell>
            <table:table-cell table:style-name="Table2.A1" office:value-type="string">
              <text:p text:style-name="P4">Spiegazione breve</text:p>
            </table:table-cell>
          </table:table-row>
        </table:table-header-rows>
        <table:table-row>
          <table:table-cell table:style-name="Table2.A1" office:value-type="string">
            <text:p text:style-name="P22"><text:span text:style-name="Source_20_Text"><text:span text:style-name="T5">var</text:span></text:span></text:p>
          </table:table-cell>
          <table:table-cell table:style-name="Table2.A1" office:value-type="string">
            <text:p text:style-name="P23">Funzione</text:p>
          </table:table-cell>
          <table:table-cell table:style-name="Table2.A1" office:value-type="string">
            <text:p text:style-name="P23">Sì</text:p>
          </table:table-cell>
          <table:table-cell table:style-name="Table2.A1" office:value-type="string">
            <text:p text:style-name="P22"><text:span text:style-name="T5">Obsoleto, </text:span><text:span text:style-name="Strong_20_Emphasis"><text:span text:style-name="T5">da evitare</text:span></text:span></text:p>
          </table:table-cell>
        </table:table-row>
        <table:table-row>
          <table:table-cell table:style-name="Table2.A1" office:value-type="string">
            <text:p text:style-name="P22"><text:span text:style-name="Source_20_Text"><text:span text:style-name="T5">let</text:span></text:span></text:p>
          </table:table-cell>
          <table:table-cell table:style-name="Table2.A1" office:value-type="string">
            <text:p text:style-name="P22"><text:span text:style-name="T5">Blocco </text:span><text:span text:style-name="Source_20_Text"><text:span text:style-name="T5">{}</text:span></text:span></text:p>
          </table:table-cell>
          <table:table-cell table:style-name="Table2.A1" office:value-type="string">
            <text:p text:style-name="P23">Sì</text:p>
          </table:table-cell>
          <table:table-cell table:style-name="Table2.A1" office:value-type="string">
            <text:p text:style-name="P23">Moderno, flessibile</text:p>
          </table:table-cell>
        </table:table-row>
        <table:table-row>
          <table:table-cell table:style-name="Table2.A1" office:value-type="string">
            <text:p text:style-name="P22"><text:span text:style-name="Source_20_Text"><text:span text:style-name="T5">const</text:span></text:span></text:p>
          </table:table-cell>
          <table:table-cell table:style-name="Table2.A1" office:value-type="string">
            <text:p text:style-name="P22"><text:span text:style-name="T5">Blocco </text:span><text:span text:style-name="Source_20_Text"><text:span text:style-name="T5">{}</text:span></text:span></text:p>
          </table:table-cell>
          <table:table-cell table:style-name="Table2.A1" office:value-type="string">
            <text:p text:style-name="P23">No</text:p>
          </table:table-cell>
          <table:table-cell table:style-name="Table2.A1" office:value-type="string">
            <text:p text:style-name="P23">Costante, non riassegnabile</text:p>
          </table:table-cell>
        </table:table-row>
      </table:table>
      <text:p text:style-name="P15"/>
      <text:p text:style-name="P21">FUNZIONE:</text:p>
      <text:p text:style-name="P15">un blocco di codice riutilizzabile, che può prendere dati in ingresso (parametri) e restituire un valore.</text:p>
      <text:p text:style-name="P15"/>
      <text:p text:style-name="P15">function somma(a, b) {</text:p>
      <text:p text:style-name="P15"><text:s text:c="2"/>return a + b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0">ESECUZIONE E INTERPRETAZIONE</text:p>
      <text:p text:style-name="P15">Il codice JavaScript è eseguito dal browser, riga per riga (linguaggio interpretato).</text:p>
      <text:p text:style-name="P15">Ogni script ha un event loop, cioè un meccanismo che gestisce il flusso di eventi e funzioni da eseguire.</text:p>
      <text:p text:style-name="P15">Le funzioni asincrone (come setTimeout, fetch, eventListener, requestAnimationFrame) non bloccano l’esecuzione del codice: vengono messe in coda e gestite quando pronte.</text:p>
      <text:p text:style-name="P15">Non c'è la necessità di includere o importare alcuna libreria perché il motore di JS li fornisce</text:p>
      <text:p text:style-name="P15">nativamente.</text:p>
      <text:p text:style-name="P15">Tutti i metodi arrat.prototype e gli oggetti globali (se, map, promise) sono definiti nella</text:p>
      <text:p text:style-name="P15">specifica di ECMAScript</text:p>
      <text:p text:style-name="P15">Quando il browser o node carica il tuo script, li ha già pronti in memoria. </text:p>
      <text:p text:style-name="P15"/>
      <text:p text:style-name="P20">LE VARIABILI</text:p>
      <text:p text:style-name="P15">Il contesto storico</text:p>
      <text:p text:style-name="P15">All’inizio, con <text:span text:style-name="T2">var,</text:span> tutte le variabili vivevano in un grande magazzino (lo scope della funzione o globale) e venivano “tirate fuori” (hoisted) in cima, ma inizializzate a undefined. Era comodo, ma spesso portava sorprese: potevi ridefinire la stessa variabile in un punto e ritrovarti con un valore diverso altrove senza volerlo.</text:p>
      <text:p text:style-name="P15">Entrano in scena let e const</text:p>
      <text:p text:style-name="P15">Per risolvere questi inciampi, ES6 ha introdotto due nuovi tipi di scatole:</text:p>
      <text:p text:style-name="P15"><text:span text:style-name="T2">let</text:span>:</text:p>
      <text:p text:style-name="P15">Pensala come una cassetta di sicurezza che esiste solo all’interno di un preciso ambiente delimitato da parentesi { … }.</text:p>
      <text:p text:style-name="P15">Se la dichiari dentro un if, sparisce appena esci da quell’if.</text:p>
      <text:p text:style-name="P15">Non puoi accedervi prima del punto in cui la dichiari: se provi, JavaScript ti blocca («ReferenceError»), perché sei in quella che si chiama “temporal dead zone”.</text:p>
      <text:p text:style-name="P15">Puoi però cambiarne il contenuto tutte le volte che vuoi: è come un quaderno dove puoi scrivere, cancellare e riscrivere.</text:p>
      <text:p text:style-name="P15"><text:span text:style-name="T2">const</text:span>:</text:p>
      <text:p text:style-name="P15">È simile a let per scope e temporalità, ma una volta che scrivi qualcosa dentro, non puoi più cambiare il riferimento.</text:p>
      <text:p text:style-name="P15">Se è un numero o una stringa, diventa davvero “immutabile”: non puoi più riassegnarla.</text:p>
      <text:p text:style-name="P15">Se è un oggetto o un array, rimane “legato” a quel contenitore, ma puoi modificarne le proprietà o aggiungere elementi: il contenitore resta lo stesso, non puoi però sostituirlo con un altro.</text:p>
      <text:h text:style-name="P7" text:outline-level="3">Definizione di Funzione Pura</text:h>
      <text:p text:style-name="P3"><text:span text:style-name="T5">Nel contesto della programmazione funzionale, una </text:span><text:span text:style-name="Strong_20_Emphasis"><text:span text:style-name="T5">funzione pura</text:span></text:span><text:span text:style-name="T5"> (in inglese </text:span><text:span text:style-name="Emphasis"><text:span text:style-name="T5">pure function</text:span></text:span><text:span text:style-name="T5">) è una funzione che rispetta </text:span><text:span text:style-name="Strong_20_Emphasis"><text:span text:style-name="T5">due condizioni fondamentali</text:span></text:span><text:span text:style-name="T5">:</text:span></text:p>
      <text:p text:style-name="P1">Una funzione pura restituisce <text:span text:style-name="Strong_20_Emphasis">sempre lo stesso risultato</text:span> a parità di input. Il comportamento della funzione è <text:span text:style-name="Strong_20_Emphasis">interamente determinato dai suoi argomenti</text:span> e <text:span text:style-name="Strong_20_Emphasis">non dipende da alcuno stato esterno</text:span>.</text:p>
      <text:p text:style-name="P2">Una funzione pura <text:span text:style-name="Strong_20_Emphasis">non modifica nulla al di fuori di sé stessa</text:span>. Ciò significa che:</text:p>
      <text:list xml:id="list1415731907" text:style-name="L1">
        <text:list-item>
          <text:p text:style-name="P24"><text:span text:style-name="T5">non legge né scrive su </text:span><text:span text:style-name="Strong_20_Emphasis"><text:span text:style-name="T5">variabili globali</text:span></text:span><text:span text:style-name="T5">,</text:span></text:p>
        </text:list-item>
        <text:list-item>
          <text:p text:style-name="P24"><text:span text:style-name="T5">non modifica </text:span><text:span text:style-name="Strong_20_Emphasis"><text:span text:style-name="T5">parametri mutabili</text:span></text:span><text:span text:style-name="T5"> ricevuti in ingresso (come array o oggetti),</text:span></text:p>
        </text:list-item>
        <text:list-item>
          <text:p text:style-name="P24"><text:span text:style-name="T5">non produce </text:span><text:span text:style-name="Strong_20_Emphasis"><text:span text:style-name="T5">output visibili</text:span></text:span><text:span text:style-name="T5"> (es. scrivere su file, stampare su console, aggiornare il DOM, inviare richieste di rete),</text:span></text:p>
        </text:list-item>
        <text:list-item>
          <text:p text:style-name="P29">non interagisce con <text:span text:style-name="Strong_20_Emphasis">risorse esterne</text:span>.</text:p>
        </text:list-item>
      </text:list>
      <text:p text:style-name="P32"><text:soft-page-break/>Come funziona Node.js</text:p>
      <text:h text:style-name="P9" text:outline-level="3" text:is-list-header="true">Cos'è Node.js</text:h>
      <text:p text:style-name="P25"><text:span text:style-name="Strong_20_Emphasis"><text:span text:style-name="T6">Node.js</text:span></text:span><text:span text:style-name="T6"> è un ambiente di esecuzione open-source per JavaScript</text:span><text:span text:style-name="T5">, costruito sul motore </text:span><text:span text:style-name="Strong_20_Emphasis"><text:span text:style-name="T5">V8 di Google Chrome</text:span></text:span><text:span text:style-name="T5">.<text:line-break/>Permette di eseguire codice JavaScript </text:span><text:span text:style-name="Strong_20_Emphasis"><text:span text:style-name="T5">fuori dal browser</text:span></text:span><text:span text:style-name="T5">, ovvero </text:span><text:span text:style-name="Strong_20_Emphasis"><text:span text:style-name="T5">sul computer</text:span></text:span><text:span text:style-name="T5"> o </text:span><text:span text:style-name="Strong_20_Emphasis"><text:span text:style-name="T5">su un server</text:span></text:span><text:span text:style-name="T5">.</text:span></text:p>
      <text:p text:style-name="P6">In altre parole, Node.js trasforma JavaScript da linguaggio "per le pagine web" a linguaggio "generale" per costruire programmi completi, applicazioni backend, server web, strumenti da riga di comando, ecc.</text:p>
      <text:h text:style-name="P9" text:outline-level="3">Caratteristiche principali</text:h>
      <text:list xml:id="list1527674166" text:style-name="L2">
        <text:list-item>
          <text:p text:style-name="P26"><text:span text:style-name="Strong_20_Emphasis"><text:span text:style-name="T5">Single-threaded e non bloccante</text:span></text:span><text:span text:style-name="T5"><text:line-break/>Node.js usa un </text:span><text:span text:style-name="Strong_20_Emphasis"><text:span text:style-name="T5">singolo thread</text:span></text:span><text:span text:style-name="T5"> per gestire tutte le richieste, ma non blocca mai l'esecuzione in attesa di una risposta: </text:span><text:span text:style-name="Strong_20_Emphasis"><text:span text:style-name="T5">gestisce tutto in modo asincrono</text:span></text:span><text:span text:style-name="T5">.</text:span></text:p>
        </text:list-item>
        <text:list-item>
          <text:p text:style-name="P26"><text:span text:style-name="Strong_20_Emphasis"><text:span text:style-name="T5">Event-driven (a eventi)</text:span></text:span><text:span text:style-name="T5"><text:line-break/>Node lavora con un </text:span><text:span text:style-name="Strong_20_Emphasis"><text:span text:style-name="T5">event loop</text:span></text:span><text:span text:style-name="T5">, cioè una struttura che ascolta eventi (richieste, input, risposte, timer) e gestisce ogni evento con una funzione associata (callback).</text:span></text:p>
        </text:list-item>
        <text:list-item>
          <text:p text:style-name="P26"><text:span text:style-name="Strong_20_Emphasis"><text:span text:style-name="T5">Asincronia tramite callback, Promise e async/await</text:span></text:span><text:span text:style-name="T5"><text:line-break/>Le operazioni "lente" (lettura file, accesso a database, richieste HTTP) non bloccano il thread principale: vengono </text:span><text:span text:style-name="Strong_20_Emphasis"><text:span text:style-name="T5">delegate</text:span></text:span><text:span text:style-name="T5">, e il codice prosegue.</text:span></text:p>
        </text:list-item>
        <text:list-item>
          <text:p text:style-name="P26"><text:span text:style-name="Strong_20_Emphasis"><text:span text:style-name="T5">Modularità (CommonJS / ES Modules)</text:span></text:span><text:span text:style-name="T5"><text:line-break/>Ogni file può diventare un </text:span><text:span text:style-name="Strong_20_Emphasis"><text:span text:style-name="T5">modulo riutilizzabile</text:span></text:span><text:span text:style-name="T5">; puoi </text:span><text:span text:style-name="Strong_20_Emphasis"><text:span text:style-name="T5">esportare</text:span></text:span><text:span text:style-name="T5"> e </text:span><text:span text:style-name="Strong_20_Emphasis"><text:span text:style-name="T5">importare</text:span></text:span><text:span text:style-name="T5"> funzioni, oggetti e variabili.</text:span></text:p>
        </text:list-item>
      </text:list>
      <text:h text:style-name="P8" text:outline-level="3">Il ciclo di vita interno (semplificato)</text:h>
      <text:list xml:id="list4149874483" text:style-name="L3">
        <text:list-item>
          <text:p text:style-name="P27"><text:span text:style-name="Strong_20_Emphasis"><text:span text:style-name="T5">Node riceve una richiesta</text:span></text:span><text:span text:style-name="T5"> (es. lettura file, richiesta HTTP)</text:span></text:p>
        </text:list-item>
        <text:list-item>
          <text:p text:style-name="P27"><text:span text:style-name="Strong_20_Emphasis"><text:span text:style-name="T5">Registra un evento/callback</text:span></text:span><text:span text:style-name="T5"> nell’event loop</text:span></text:p>
        </text:list-item>
        <text:list-item>
          <text:p text:style-name="P27"><text:span text:style-name="Strong_20_Emphasis"><text:span text:style-name="T5">Continua ad eseguire altro codice</text:span></text:span></text:p>
        </text:list-item>
        <text:list-item>
          <text:p text:style-name="P27"><text:span text:style-name="T5">Quando l’operazione termina, </text:span><text:span text:style-name="Strong_20_Emphasis"><text:span text:style-name="T5">lancia la callback</text:span></text:span></text:p>
        </text:list-item>
        <text:list-item>
          <text:p text:style-name="P31">Il risultato viene gestito senza bloccare l’intero programm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5"><text:span text:style-name="T7">CONFRONTO TRA VALORI</text:span></text:p>
      <text:h text:style-name="P10" text:outline-level="3"><text:soft-page-break/><text:span text:style-name="Strong_20_Emphasis"><text:span text:style-name="T14">Confronto con </text:span></text:span><text:span text:style-name="Strong_20_Emphasis"><text:span text:style-name="Source_20_Text"><text:span text:style-name="T14">==</text:span></text:span></text:span><text:span text:style-name="Strong_20_Emphasis"><text:span text:style-name="T14"> (uguaglianza debole)</text:span></text:span></text:h>
      <text:p text:style-name="P25"><text:span text:style-name="T5">Il doppio uguale </text:span><text:span text:style-name="Source_20_Text"><text:span text:style-name="T5">==</text:span></text:span><text:span text:style-name="T5"> viene utilizzato per verificare se due valori </text:span><text:span text:style-name="Emphasis"><text:span text:style-name="T5">sono lo stesso</text:span></text:span><text:span text:style-name="T5"> secondo il criterio di </text:span><text:span text:style-name="Emphasis"><text:span text:style-name="T5">uguaglianza debole</text:span></text:span><text:span text:style-name="T5">, ovvero con coercizione di tipo.</text:span></text:p>
      <text:h text:style-name="P10" text:outline-level="3"><text:span text:style-name="Strong_20_Emphasis"><text:span text:style-name="T14">Disuguaglianza con </text:span></text:span><text:span text:style-name="Strong_20_Emphasis"><text:span text:style-name="Source_20_Text"><text:span text:style-name="T14">!=</text:span></text:span></text:span></text:h>
      <text:p text:style-name="P25"><text:span text:style-name="T5">L'operatore </text:span><text:span text:style-name="Source_20_Text"><text:span text:style-name="T5">!=</text:span></text:span><text:span text:style-name="T5"> verifica se due valori non sono uguali (sempre secondo l’uguaglianza debole con coercizione di tipo).</text:span></text:p>
      <text:h text:style-name="P10" text:outline-level="3"><text:span text:style-name="Strong_20_Emphasis"><text:span text:style-name="T14">Confronti Relazionali</text:span></text:span></text:h>
      <text:p text:style-name="P36">È inoltre possibile effettuare confronti relazionali tra due valori:</text:p>
      <text:p text:style-name="P12">javascript</text:p>
      <text:p text:style-name="P13">CopiaModifica</text:p>
      <text:p text:style-name="P33">myNum &lt; otherNum <text:s/>// Verifica se myNum è minore di otherNum</text:p>
      <text:p text:style-name="P33">myNum &gt; otherNum <text:s/>// Verifica se myNum è maggiore di otherNum</text:p>
      <text:h text:style-name="P5" text:outline-level="2"><text:span text:style-name="Strong_20_Emphasis"><text:span text:style-name="T5">Coercizione di Tipo e Uguaglianza Debole</text:span></text:span></text:h>
      <text:p text:style-name="P25"><text:span text:style-name="T5">JavaScript è un linguaggio </text:span><text:span text:style-name="Emphasis"><text:span text:style-name="T5">loosely typed</text:span></text:span><text:span text:style-name="T5">, il che significa che consente la coercizione automatica dei tipi durante i confronti. Ad esempio:</text:span></text:p>
      <text:p text:style-name="P33">var myNum = 5;</text:p>
      <text:p text:style-name="P33">var notNum = "5";</text:p>
      <text:p text:style-name="P33">myNum == notNum // true</text:p>
      <text:h text:style-name="P5" text:outline-level="2"><text:span text:style-name="Strong_20_Emphasis"><text:span text:style-name="T14">Uguaglianza Stretta con </text:span></text:span><text:span text:style-name="Strong_20_Emphasis"><text:span text:style-name="Source_20_Text"><text:span text:style-name="T14">===</text:span></text:span></text:span></text:h>
      <text:h text:style-name="P11" text:outline-level="3"><text:span text:style-name="Strong_20_Emphasis"><text:span text:style-name="T5">Introduzione dell’Operatore </text:span></text:span><text:span text:style-name="Strong_20_Emphasis"><text:span text:style-name="Source_20_Text"><text:span text:style-name="T5">===</text:span></text:span></text:span></text:h>
      <text:p text:style-name="P25"><text:span text:style-name="T5">A partire da ECMAScript 5 (2009), è stato introdotto l’operatore </text:span><text:span text:style-name="Source_20_Text"><text:span text:style-name="T5">===</text:span></text:span><text:span text:style-name="T5">, che verifica l’uguaglianza </text:span><text:span text:style-name="Emphasis"><text:span text:style-name="T5">stretta</text:span></text:span><text:span text:style-name="T5"> (strict equality), cioè senza coercizione di tipo.</text:span></text:p>
      <text:p text:style-name="P33">myNum === notNum // false</text:p>
      <text:p text:style-name="P33"><text:span text:style-name="T5">In questo caso, anche se i valori rappresentano entrambi il numero cinque, il confronto ritorna </text:span><text:span text:style-name="Source_20_Text"><text:span text:style-name="T5">false</text:span></text:span><text:span text:style-name="T5"> perché </text:span><text:span text:style-name="Source_20_Text"><text:span text:style-name="T5">myNum</text:span></text:span><text:span text:style-name="T5"> è un numero (</text:span><text:span text:style-name="Source_20_Text"><text:span text:style-name="T5">Number</text:span></text:span><text:span text:style-name="T5">) e </text:span><text:span text:style-name="Source_20_Text"><text:span text:style-name="T5">notNum</text:span></text:span><text:span text:style-name="T5"> è una stringa (</text:span><text:span text:style-name="Source_20_Text"><text:span text:style-name="T5">String</text:span></text:span><text:span text:style-name="T5">).</text:span></text:p>
      <text:h text:style-name="P10" text:outline-level="3"><text:span text:style-name="Strong_20_Emphasis"><text:span text:style-name="T14">Disuguaglianza Stretta con </text:span></text:span><text:span text:style-name="Strong_20_Emphasis"><text:span text:style-name="Source_20_Text"><text:span text:style-name="T14">!==</text:span></text:span></text:span></text:h>
      <text:p text:style-name="P25"><text:span text:style-name="T5">Analogamente, l’operatore </text:span><text:span text:style-name="Source_20_Text"><text:span text:style-name="T5">!==</text:span></text:span><text:span text:style-name="T5"> verifica che due valori non siano </text:span><text:span text:style-name="Emphasis"><text:span text:style-name="T5">esattamente uguali</text:span></text:span><text:span text:style-name="T5"> (tipo e valore):</text:span></text:p>
      <text:p text:style-name="P33">myNum !== notNum // true</text:p>
      <text:p text:style-name="P33"/>
      <text:p text:style-name="P33"/>
      <text:p text:style-name="P33"/>
      <text:p text:style-name="P33"/>
      <text:p text:style-name="P33"/>
      <text:p text:style-name="P33"><text:soft-page-break/><text:span text:style-name="T20">Il Caso di Operazioni Non Valide e </text:span><text:span text:style-name="Source_20_Text"><text:span text:style-name="T20">NaN</text:span></text:span></text:p>
      <text:p text:style-name="P33"><text:span text:style-name="Source_20_Text"><text:span text:style-name="T6">var notNum = "chicken";</text:span></text:span></text:p>
      <text:p text:style-name="P33"><text:span text:style-name="Source_20_Text"><text:span text:style-name="T6">var myvalue = notNum - myNum;</text:span></text:span></text:p>
      <text:h text:style-name="P10" text:outline-level="3"><text:span text:style-name="Strong_20_Emphasis"><text:span text:style-name="Source_20_Text"><text:span text:style-name="T22">NaN</text:span></text:span></text:span><text:span text:style-name="Source_20_Text"><text:span text:style-name="Strong_20_Emphasis"><text:span text:style-name="T22"> come Valore Falso</text:span></text:span></text:span></text:h>
      <text:p text:style-name="P25"><text:span text:style-name="T5">Il valore </text:span><text:span text:style-name="Source_20_Text"><text:span text:style-name="T5">NaN</text:span></text:span><text:span text:style-name="T5"> (Not a Number) è un tipo speciale in JavaScript che indica che il risultato di un'operazione aritmetica non è rappresentabile come numero. Inoltre, </text:span><text:span text:style-name="Source_20_Text"><text:span text:style-name="T5">NaN</text:span></text:span><text:span text:style-name="T5"> è uno dei valori considerati </text:span><text:span text:style-name="Emphasis"><text:span text:style-name="T5">falsy</text:span></text:span><text:span text:style-name="T5">, cioè che risultano </text:span><text:span text:style-name="Source_20_Text"><text:span text:style-name="T5">false</text:span></text:span><text:span text:style-name="T5"> in contesti booleani.</text:span></text:p>
      <text:h text:style-name="P10" text:outline-level="3"><text:span text:style-name="Source_20_Text"><text:span text:style-name="Strong_20_Emphasis"><text:span text:style-name="T22">Altri Valori </text:span></text:span></text:span><text:span text:style-name="Strong_20_Emphasis"><text:span text:style-name="Source_20_Text"><text:span text:style-name="T22">Falsy</text:span></text:span></text:span></text:h>
      <text:p text:style-name="P25"><text:span text:style-name="T5">In JavaScript, i seguenti valori sono considerati </text:span><text:span text:style-name="Emphasis"><text:span text:style-name="T5">falsy</text:span></text:span><text:span text:style-name="T5">:</text:span></text:p>
      <text:list xml:id="list1295632900" text:style-name="L4">
        <text:list-item>
          <text:p text:style-name="P28"><text:span text:style-name="Source_20_Text"><text:span text:style-name="T5">0</text:span></text:span></text:p>
        </text:list-item>
        <text:list-item>
          <text:p text:style-name="P28"><text:span text:style-name="Source_20_Text"><text:span text:style-name="T5">false</text:span></text:span></text:p>
        </text:list-item>
        <text:list-item>
          <text:p text:style-name="P28"><text:span text:style-name="Source_20_Text"><text:span text:style-name="T5">undefined</text:span></text:span></text:p>
        </text:list-item>
        <text:list-item>
          <text:p text:style-name="P28"><text:span text:style-name="Source_20_Text"><text:span text:style-name="T5">null</text:span></text:span></text:p>
        </text:list-item>
        <text:list-item>
          <text:p text:style-name="P28"><text:span text:style-name="Source_20_Text"><text:span text:style-name="T5">NaN</text:span></text:span></text:p>
        </text:list-item>
      </text:list>
      <text:p text:style-name="P33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1:33:38.483709926</dc:date>
    <meta:editing-duration>PT32M6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6" meta:paragraph-count="170" meta:word-count="1347" meta:character-count="8673" meta:non-whitespace-character-count="7494"/>
  </office:meta>
</office:document-meta>
</file>